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Light'" style:font-family-asian="'Calibri Light'" style:font-family-complex="'Calibri Light'" fo:background-color="transparent" fo:color="#2e74b5"/>
    </style:style>
    <style:style style:name="T2" style:family="text">
      <style:text-properties fo:font-size="13.00pt" fo:font-weight="normal" fo:font-family="'Calibri Light'" style:font-family-asian="'Calibri Light'" style:font-family-complex="'Calibri Light'" fo:background-color="transparent" fo:color="#2e74b5"/>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6.00pt" fo:font-weight="normal" fo:font-family="'Calibri Light'" style:font-family-asian="'Calibri Light'" style:font-family-complex="'Calibri Light'" fo:background-color="transparent" fo:color="#2e74b5"/>
    </style:style>
    <style:style style:name="T6" style:family="text">
      <style:text-properties fo:font-size="13.00pt" fo:font-weight="normal" fo:font-family="'Calibri Light'" style:font-family-asian="'Calibri Light'" style:font-family-complex="'Calibri Light'" fo:background-color="transparent" fo:color="#2e74b5"/>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3.00pt" fo:font-weight="normal" fo:font-family="'Calibri Light'" style:font-family-asian="'Calibri Light'" style:font-family-complex="'Calibri Light'" fo:background-color="transparent" fo:color="#2e74b5"/>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normal" fo:font-family="Calibri" style:font-family-asian="Calibri" style:font-family-complex="Calibri" fo:background-color="transparent" fo:color="#2e74b5"/>
    </style:style>
    <style:style style:name="T12" style:family="text">
      <style:text-properties fo:font-size="16.00pt" fo:font-weight="normal" fo:font-family="'Calibri Light'" style:font-family-asian="'Calibri Light'" style:font-family-complex="'Calibri Light'" fo:background-color="transparent" fo:color="#2e74b5"/>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6.00pt" fo:font-weight="normal" fo:font-family="'Calibri Light'" style:font-family-asian="'Calibri Light'" style:font-family-complex="'Calibri Light'" fo:background-color="transparent" fo:color="#2e74b5"/>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0.00%" fo:text-align="left" fo:margin-left="18.00pt" fo:text-indent="-18.00pt" fo:margin-top="12.00pt"/>
    </style:style>
    <style:style style:name="P2" style:family="paragraph">
      <style:paragraph-properties fo:line-height="110.00%" fo:text-align="left" fo:margin-left="18.00pt" fo:text-indent="-18.00pt" fo:margin-top="2.00pt"/>
    </style:style>
    <style:style style:name="P3" style:family="paragraph">
      <style:paragraph-properties fo:line-height="110.00%" fo:text-align="left" fo:margin-bottom="8.00pt"/>
    </style:style>
    <style:style style:name="P4" style:family="paragraph">
      <style:paragraph-properties fo:line-height="110.00%" fo:text-align="left" fo:margin-left="18.00pt" fo:text-indent="-18.00pt" fo:margin-top="12.00pt"/>
    </style:style>
    <style:style style:name="P5" style:family="paragraph">
      <style:paragraph-properties fo:line-height="110.00%" fo:text-align="left" fo:margin-left="18.00pt" fo:text-indent="-18.00pt" fo:margin-top="2.00pt"/>
    </style:style>
    <style:style style:name="P6" style:family="paragraph">
      <style:paragraph-properties fo:line-height="110.00%" fo:text-align="left" fo:margin-bottom="8.00pt"/>
    </style:style>
    <style:style style:name="P7" style:family="paragraph">
      <style:paragraph-properties fo:line-height="110.00%" fo:text-align="left" fo:margin-left="18.00pt" fo:text-indent="-18.00pt" fo:margin-top="2.00pt"/>
    </style:style>
    <style:style style:name="P8" style:family="paragraph">
      <style:paragraph-properties fo:line-height="110.00%" fo:text-align="left" fo:margin-bottom="8.00pt"/>
    </style:style>
    <style:style style:name="P9" style:family="paragraph">
      <style:paragraph-properties fo:line-height="110.00%" fo:text-align="left" fo:margin-left="18.00pt" fo:text-indent="-18.00pt" fo:margin-top="12.00pt"/>
    </style:style>
    <style:style style:name="P10" style:family="paragraph">
      <style:paragraph-properties fo:line-height="110.00%" fo:text-align="left" fo:margin-bottom="8.00pt"/>
    </style:style>
    <style:style style:name="P11" style:family="paragraph">
      <style:paragraph-properties fo:line-height="100.00%" fo:text-align="left"/>
    </style:style>
    <style:style style:name="P12" style:family="paragraph">
      <style:paragraph-properties fo:line-height="110.00%" fo:text-align="left" fo:margin-left="18.00pt" fo:text-indent="-18.00pt" fo:margin-top="12.00pt"/>
    </style:style>
    <style:style style:name="P13" style:family="paragraph">
      <style:paragraph-properties fo:line-height="110.00%" fo:text-align="left" fo:margin-bottom="8.00pt"/>
    </style:style>
    <style:style style:name="P14" style:family="paragraph">
      <style:paragraph-properties fo:line-height="100.00%" fo:text-align="left"/>
    </style:style>
    <style:style style:name="P15" style:family="paragraph">
      <style:paragraph-properties fo:line-height="110.00%" fo:text-align="left" fo:margin-bottom="8.00pt"/>
    </style:style>
  </office:automatic-styles>
  <office:body>
    <office:text>
      <text:p text:style-name="P1"><text:span text:style-name="T1">ExamQuestions2</text:span></text:p>
      <text:p text:style-name="P2"><text:span text:style-name="T2">Why would you consider a Scripting Language as JavaScript as your Backend Platform.</text:span></text:p>
      <text:p text:style-name="P3"><text:span text:style-name="T3"/></text:p>
      <text:p text:style-name="P3"><text:span text:style-name="T4">En af fordelene ved at vælge javascript som sin backend er, at man kan kopiere direkte fra backend til sin frontend. Man kan mindske antallet af sprog i sit program, og så er det godt til at lave asynchront programmering, da det kan bruge callbacks. Javascript er også et forholdvis nemt sprog at lære så hvis man er ny kan det være en god måde at komme igang.</text:span></text:p>
      <text:p text:style-name="P3"><text:span text:style-name="T4"/></text:p>
      <text:p text:style-name="P4"><text:span text:style-name="T5">Explain Pros &amp; Cons in using Node.js + Express to implement your Backend compared to a strategy using for example Java/JAX-RS/Tomcat</text:span></text:p>
      <text:p text:style-name="P5"><text:span text:style-name="T6">Pros:</text:span></text:p>
      <text:p text:style-name="P6"><text:span text:style-name="T7"/></text:p>
      <text:p text:style-name="P6"><text:span text:style-name="T7">Npm,Stort bibliotek med masser af forskellige packeges, og stadigt voksende</text:span></text:p>
      <text:p text:style-name="P6"><text:span text:style-name="T7">Kan bruge kode fra backend i frontend, og omvendt.</text:span></text:p>
      <text:p text:style-name="P6"><text:span text:style-name="T7">Stort variation af sprog som er tilgængelige at programmere i.</text:span></text:p>
      <text:p text:style-name="P6"><text:span text:style-name="T7">days</text:span></text:p>
      <text:p text:style-name="P7"><text:span text:style-name="T8">Cons:</text:span></text:p>
      <text:p text:style-name="P8"><text:span text:style-name="T9">Er ikke god til store cpu-krævende programmer.</text:span></text:p>
      <text:p text:style-name="P8"><text:span text:style-name="T9">Npm ligger online og kan ikke altid være tilgængelige(kan evt lave lokale kopier)</text:span></text:p>
      <text:p text:style-name="P8"><text:span text:style-name="T9">documentation er ikke altid dækkende.</text:span><text:span text:style-name="T10"/></text:p>
      <text:p text:style-name="P8"><text:span text:style-name="T10"/></text:p>
      <text:p text:style-name="P9"><text:span text:style-name="T11">Node.js uses a Single Threaded Non-blocking strategy to handle asynchronous task. Explain strategies to implement a Node.js based server architecture that still could take advantage of a multi-core Server.</text:span></text:p>
      <text:p text:style-name="P9"><text:span text:style-name="T12"/></text:p>
      <text:p text:style-name="P10"><text:span text:style-name="T13">Node-js har implementeret en cluster feature, som gør det muligt for flere at tilgå den samme port på samme tid. Ud fra sin cluster kan man lave underprocesser som deler den samme port.</text:span></text:p>
      <text:p text:style-name="P10"><text:span text:style-name="T14">- Method 1:</text:span></text:p>
      <text:p text:style-name="P10"><text:span text:style-name="T14">round-robin approach, where the master process listens on a port, accepts new connections and distributes them across the workers in a round-robin fashion, with some built-in smarts to avoid overloading a worker process.</text:span></text:p>
      <text:p text:style-name="P10"><text:span text:style-name="T15"/></text:p>
      <text:p text:style-name="P10"><text:span text:style-name="T16">- Method 2:</text:span></text:p>
      <text:p text:style-name="P10"><text:span text:style-name="T16">the master process creates the listen socket and sends it to interested workers. The workers then accept incoming connections directly.</text:span></text:p>
      <text:p text:style-name="P10"><text:span text:style-name="T17"/></text:p>
      <text:p text:style-name="P11"><text:span text:style-name="T17"/></text:p>
      <text:p text:style-name="P12"><text:span text:style-name="T18"><text:s/>Explain, using relevant examples, the Express concept: middleware.</text:span></text:p>
      <text:p text:style-name="P13"><text:span text:style-name="T19"/></text:p>
      <text:p text:style-name="P13"><text:span text:style-name="T19">Middleware er nogle function som knytter sig til et request. Middleware er når man arbejder på sit request inden man skal bruge det, eller når man bruger det. Ved hjælp af middleware kan man f.eks logge det som er i ens request inden man ændrer på det, eller man kan hente nogle oplysninger og gøre dem nemmere tilgængelige til at arbejde med senere. Middleware bliver kørt i rækkefølge og det er derfor vigtigt at man sætter dem op efter hvordan man vil bruge dem. Man kan ikke tilgå noget som man først vil indsætte længere nede.</text:span></text:p>
      <text:p text:style-name="P13"><text:span text:style-name="T19">Når man bruger middleware sender man 3 varianter med, den første variant er request, den anden res og den sidste en next funktion. Next funktionen er vigtig at have med for ellers ved middlewaren ikke hvornår den er færdig, og kan sende opgaven videre til den næste. Det kan se således ud:</text:span></text:p>
      <text:p text:style-name="P14"><text:span text:style-name="T19">app.use('/user/:id', function(req, res, next) {</text:span></text:p>
      <text:p text:style-name="P14"><text:span text:style-name="T19"><text:s text:c="2"/>console.log('Request URL:', req.originalUrl);</text:span></text:p>
      <text:p text:style-name="P14"><text:span text:style-name="T19"><text:s text:c="2"/>next();</text:span></text:p>
      <text:p text:style-name="P14"><text:span text:style-name="T19">}, </text:span></text:p>
      <text:p text:style-name="P14"><text:span text:style-name="T19">function (req, res, next) {</text:span></text:p>
      <text:p text:style-name="P14"><text:span text:style-name="T19"><text:s text:c="2"/>console.log('Request Type:', req.method);</text:span></text:p>
      <text:p text:style-name="P14"><text:span text:style-name="T19"><text:s text:c="2"/>next();</text:span></text:p>
      <text:p text:style-name="P14"><text:span text:style-name="T19">});</text:span></text:p>
      <text:p text:style-name="P15"><text:span text:style-name="T20"/></text:p>
      <text:p text:style-name="P15"><text:span text:style-name="T20">Her har vi 2 middlewares, den ene skriver requestets url ud til console og den anden skriver ud hvilket type request der er kommet ud.</text:span></text:p>
      <text:p text:style-name="P15"><text:span text:style-name="T20">man kan her se at den bruger next funktionen til at fortælle at nu er jeg færdig, du må gerne gå videre til den næste.</text:span><text:span text:style-name="T2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